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/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/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/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23:59:56.525371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7T00:16:16.677668410</dc:date>
    <meta:editing-duration>PT17H5M39S</meta:editing-duration>
    <meta:editing-cycles>81</meta:editing-cycles>
    <meta:generator>LibreOffice/7.0.4.2$Linux_X86_64 LibreOffice_project/00$Build-2</meta:generator>
    <meta:document-statistic meta:table-count="1" meta:cell-count="73" meta:object-count="8"/>
  </office:meta>
</office:document-meta>
</file>